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Paragraphedeliste" style:list-style-name="LFO1" style:family="paragraph">
      <style:text-properties fo:font-size="14pt" style:font-size-asian="14pt" style:font-size-complex="14pt"/>
    </style:style>
    <style:style style:name="P4" style:parent-style-name="Paragraphedeliste" style:list-style-name="LFO1" style:family="paragraph">
      <style:text-properties fo:font-size="14pt" style:font-size-asian="14pt" style:font-size-complex="14pt"/>
    </style:style>
    <style:style style:name="P5" style:parent-style-name="Paragraphedeliste" style:list-style-name="LFO1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0.9375in"/>
        </style:tab-stops>
      </style:paragraph-properties>
    </style:style>
  </office:automatic-styles>
  <office:body>
    <office:text text:use-soft-page-breaks="true">
      <text:p text:style-name="P1">Sommaire</text:p>
      <text:p text:style-name="P2"/>
      <text:list text:style-name="LFO1" text:continue-numbering="true">
        <text:list-item>
          <text:p text:style-name="P3">Présentation de l’entreprise </text:p>
        </text:list-item>
        <text:list-item>
          <text:p text:style-name="P4">Explication des objectifs demandé par le tuteur</text:p>
        </text:list-item>
        <text:list-item>
          <text:p text:style-name="P5">Les moyens utilisés pour y arriver</text:p>
        </text:list-item>
        <text:list-item>
          <text:p text:style-name="P6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/>
      <text:p text:style-name="P8"><text:tab/></text:p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évin Lefebvre</meta:initial-creator>
    <dc:creator>kévin Lefebvre</dc:creator>
    <meta:creation-date>2022-07-12T15:46:00Z</meta:creation-date>
    <dc:date>2022-07-12T16:28:00Z</dc:date>
    <meta:template xlink:href="Normal" xlink:type="simple"/>
    <meta:editing-cycles>4</meta:editing-cycles>
    <meta:editing-duration>PT2520S</meta:editing-duration>
    <meta:document-statistic meta:page-count="1" meta:paragraph-count="1" meta:word-count="23" meta:character-count="149" meta:row-count="1" meta:non-whitespace-character-count="127"/>
  </office:meta>
</office:document-meta>
</file>